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f6d7a" style:font-weight-asian="normal" style:font-weight-complex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27c455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281bd6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officeooo:paragraph-rsid="00135792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8c434" style:font-weight-asian="normal" style:font-weight-complex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9f97f" style:font-weight-asian="normal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be69f" style:font-weight-asian="normal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c464a" style:font-weight-asian="normal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d8dfe" style:font-weight-asian="normal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1f6d7a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259d45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26187b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fo:font-weight="normal" officeooo:rsid="00176468" officeooo:paragraph-rsid="0027bae5" style:font-weight-asian="normal" style:font-weight-complex="normal"/>
    </style:style>
    <style:style style:name="P15" style:family="paragraph" style:parent-style-name="Text_20_body">
      <style:text-properties officeooo:paragraph-rsid="001faeec"/>
    </style:style>
    <style:style style:name="P16" style:family="paragraph" style:parent-style-name="Text_20_body">
      <style:text-properties officeooo:rsid="00259d45" officeooo:paragraph-rsid="00259d45"/>
    </style:style>
    <style:style style:name="P17" style:family="paragraph" style:parent-style-name="Text_20_body">
      <style:text-properties fo:font-weight="bold" officeooo:rsid="00259d45" officeooo:paragraph-rsid="00259d45" style:font-weight-asian="bold" style:font-weight-complex="bold"/>
    </style:style>
    <style:style style:name="P18" style:family="paragraph" style:parent-style-name="Text_20_body">
      <style:text-properties officeooo:paragraph-rsid="0026187b"/>
    </style:style>
    <style:style style:name="P19" style:family="paragraph" style:parent-style-name="Text_20_body">
      <style:text-properties officeooo:paragraph-rsid="0027c455"/>
    </style:style>
    <style:style style:name="P20" style:family="paragraph" style:parent-style-name="Standard">
      <style:text-properties officeooo:rsid="0012d88f" officeooo:paragraph-rsid="0012d88f"/>
    </style:style>
    <style:style style:name="P21" style:family="paragraph" style:parent-style-name="Standard">
      <style:text-properties officeooo:rsid="0012d88f" officeooo:paragraph-rsid="0012e6e5"/>
    </style:style>
    <style:style style:name="P22" style:family="paragraph" style:parent-style-name="Standard">
      <style:text-properties officeooo:rsid="0012e6e5" officeooo:paragraph-rsid="00135792"/>
    </style:style>
    <style:style style:name="P23" style:family="paragraph" style:parent-style-name="Standard">
      <style:text-properties officeooo:rsid="0012e6e5" officeooo:paragraph-rsid="00176468"/>
    </style:style>
    <style:style style:name="P24" style:family="paragraph" style:parent-style-name="Standard">
      <style:text-properties officeooo:paragraph-rsid="00135792"/>
    </style:style>
    <style:style style:name="P25" style:family="paragraph" style:parent-style-name="Standard">
      <style:text-properties fo:font-weight="bold" officeooo:rsid="0012d88f" officeooo:paragraph-rsid="0012e6e5" style:font-weight-asian="bold" style:font-weight-complex="bold"/>
    </style:style>
    <style:style style:name="P26" style:family="paragraph" style:parent-style-name="Standard">
      <style:text-properties fo:font-weight="bold" officeooo:rsid="0012d88f" officeooo:paragraph-rsid="0018c434" style:font-weight-asian="bold" style:font-weight-complex="bold"/>
    </style:style>
    <style:style style:name="P27" style:family="paragraph" style:parent-style-name="Standard">
      <style:text-properties fo:font-weight="bold" officeooo:rsid="0012d88f" officeooo:paragraph-rsid="0026187b" style:font-weight-asian="bold" style:font-weight-complex="bold"/>
    </style:style>
    <style:style style:name="P28" style:family="paragraph" style:parent-style-name="Standard">
      <style:text-properties fo:font-weight="bold" officeooo:rsid="001584ab" officeooo:paragraph-rsid="001584ab" style:font-weight-asian="bold" style:font-weight-complex="bold"/>
    </style:style>
    <style:style style:name="P29" style:family="paragraph" style:parent-style-name="Standard">
      <style:text-properties fo:font-weight="bold" officeooo:rsid="0012e6e5" officeooo:paragraph-rsid="00135792" style:font-weight-asian="bold" style:font-weight-complex="bold"/>
    </style:style>
    <style:style style:name="P30" style:family="paragraph" style:parent-style-name="Standard">
      <style:text-properties fo:font-weight="bold" officeooo:rsid="0012e6e5" officeooo:paragraph-rsid="00176468" style:font-weight-asian="bold" style:font-weight-complex="bold"/>
    </style:style>
    <style:style style:name="P31" style:family="paragraph" style:parent-style-name="Standard">
      <style:text-properties fo:font-weight="normal" officeooo:rsid="0012d88f" officeooo:paragraph-rsid="0012e6e5" style:font-weight-asian="normal" style:font-weight-complex="normal"/>
    </style:style>
    <style:style style:name="P32" style:family="paragraph" style:parent-style-name="Standard">
      <style:text-properties fo:font-weight="normal" officeooo:rsid="0012d88f" officeooo:paragraph-rsid="0026187b" style:font-weight-asian="normal" style:font-weight-complex="normal"/>
    </style:style>
    <style:style style:name="P33" style:family="paragraph" style:parent-style-name="Standard">
      <style:text-properties fo:font-weight="normal" officeooo:rsid="0012d88f" officeooo:paragraph-rsid="0027bae5" style:font-weight-asian="normal" style:font-weight-complex="normal"/>
    </style:style>
    <style:style style:name="P34" style:family="paragraph" style:parent-style-name="Standard">
      <style:text-properties fo:font-weight="normal" officeooo:rsid="001584ab" officeooo:paragraph-rsid="001584ab" style:font-weight-asian="normal" style:font-weight-complex="normal"/>
    </style:style>
    <style:style style:name="P35" style:family="paragraph" style:parent-style-name="Standard">
      <style:text-properties fo:font-weight="normal" officeooo:rsid="001584ab" officeooo:paragraph-rsid="00176468" style:font-weight-asian="normal" style:font-weight-complex="normal"/>
    </style:style>
    <style:style style:name="P36" style:family="paragraph" style:parent-style-name="Standard">
      <style:text-properties fo:font-weight="normal" officeooo:rsid="00176468" officeooo:paragraph-rsid="00176468" style:font-weight-asian="normal" style:font-weight-complex="normal"/>
    </style:style>
    <style:style style:name="P37" style:family="paragraph" style:parent-style-name="Standard">
      <style:text-properties officeooo:paragraph-rsid="0018c434"/>
    </style:style>
    <style:style style:name="P38" style:family="paragraph" style:parent-style-name="Standard">
      <style:text-properties officeooo:paragraph-rsid="0026187b"/>
    </style:style>
    <style:style style:name="P39" style:family="paragraph" style:parent-style-name="Standard">
      <style:text-properties officeooo:paragraph-rsid="0027bae5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orphans="2" fo:widows="2" fo:text-indent="0cm" style:auto-text-indent="false" fo:background-color="#ffffff" fo:padding="0cm" fo:border="none"/>
    </style:style>
    <style:style style:name="P41" style:family="paragraph" style:parent-style-name="Preformatted_20_Text">
      <loext:graphic-properties draw:fill="solid" draw:fill-color="#ffffff" draw:opacity="100%"/>
      <style:paragraph-properties fo:orphans="2" fo:widows="2" fo:background-color="#ffffff" fo:padding="0cm" fo:border="none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officeooo:paragraph-rsid="0014a896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  <style:text-properties officeooo:paragraph-rsid="002c9f11"/>
    </style:style>
    <style:style style:name="P44" style:family="paragraph" style:parent-style-name="Preformatted_20_Text">
      <loext:graphic-properties draw:fill="solid" draw:fill-color="#ffffff" draw:opacity="100%"/>
      <style:paragraph-properties fo:margin-left="0cm" fo:margin-right="0cm" fo:orphans="2" fo:widows="2" fo:text-indent="0cm" style:auto-text-indent="false" fo:background-color="#ffffff" fo:padding="0cm" fo:border="none"/>
      <style:text-properties officeooo:paragraph-rsid="002c9f11"/>
    </style:style>
    <style:style style:name="P45" style:family="paragraph" style:parent-style-name="Preformatted_20_Text">
      <loext:graphic-properties draw:fill="solid" draw:fill-color="#ffffff" draw:opacity="100%"/>
      <style:paragraph-properties fo:orphans="2" fo:widows="2" fo:background-color="#ffffff" fo:padding="0cm" fo:border="none"/>
      <style:text-properties officeooo:paragraph-rsid="002c9f11"/>
    </style:style>
    <style:style style:name="P46" style:family="paragraph" style:parent-style-name="Standard">
      <style:text-properties fo:color="#000000" style:font-name="Helvetica Neue" fo:font-size="10.5pt" fo:letter-spacing="normal" fo:font-style="italic" fo:font-weight="normal" officeooo:rsid="0012e6e5" officeooo:paragraph-rsid="0012e6e5" style:font-weight-asian="normal" style:font-weight-complex="normal"/>
    </style:style>
    <style:style style:name="P47" style:family="paragraph" style:parent-style-name="Standard">
      <style:text-properties fo:color="#000000" style:font-name="Helvetica Neue" fo:font-size="10.5pt" fo:letter-spacing="normal" fo:font-style="italic" fo:font-weight="normal" officeooo:rsid="0012e6e5" officeooo:paragraph-rsid="0018c434" style:font-weight-asian="normal" style:font-weight-complex="normal"/>
    </style:style>
    <style:style style:name="P48" style:family="paragraph" style:parent-style-name="Standard">
      <style:text-properties officeooo:rsid="0012d88f" officeooo:paragraph-rsid="0012d88f"/>
    </style:style>
    <style:style style:name="P49" style:family="paragraph" style:parent-style-name="Standard">
      <style:text-properties officeooo:rsid="0012d88f" officeooo:paragraph-rsid="0012e6e5"/>
    </style:style>
    <style:style style:name="P50" style:family="paragraph" style:parent-style-name="Standard">
      <style:text-properties fo:font-weight="normal" officeooo:rsid="0012e6e5" officeooo:paragraph-rsid="002c9f11" style:font-weight-asian="normal" style:font-weight-complex="normal"/>
    </style:style>
    <style:style style:name="P51" style:family="paragraph" style:parent-style-name="Text_20_body">
      <style:text-properties fo:font-weight="normal" officeooo:rsid="00259d45" officeooo:paragraph-rsid="00259d45" style:font-weight-asian="normal" style:font-weight-complex="normal"/>
    </style:style>
    <style:style style:name="T1" style:family="text">
      <style:text-properties fo:color="#000000" style:font-name="Helvetica Neue" fo:font-size="10.5pt" fo:letter-spacing="normal" fo:font-style="italic"/>
    </style:style>
    <style:style style:name="T2" style:family="text">
      <style:text-properties fo:color="#000000" style:font-name="Helvetica Neue" fo:font-size="10.5pt" fo:letter-spacing="normal" fo:font-style="italic" officeooo:rsid="0012e6e5"/>
    </style:style>
    <style:style style:name="T3" style:family="text">
      <style:text-properties fo:color="#000000" style:font-name="Helvetica Neue" fo:font-size="10.5pt" fo:letter-spacing="normal" fo:font-style="italic" officeooo:rsid="0012fe27"/>
    </style:style>
    <style:style style:name="T4" style:family="text">
      <style:text-properties fo:color="#000000" style:font-name="Helvetica Neue" fo:font-size="10.5pt" fo:letter-spacing="normal" fo:font-style="italic" officeooo:rsid="0018c434"/>
    </style:style>
    <style:style style:name="T5" style:family="text">
      <style:text-properties fo:color="#000000" style:font-name="Helvetica Neue" fo:font-size="10.5pt" fo:letter-spacing="normal" fo:font-style="italic" officeooo:rsid="0019f97f"/>
    </style:style>
    <style:style style:name="T6" style:family="text">
      <style:text-properties fo:color="#000000" style:font-name="Helvetica Neue" fo:font-size="10.5pt" fo:letter-spacing="normal" fo:font-style="italic" officeooo:rsid="0026187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monospace" fo:font-size="10.5pt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 officeooo:rsid="0014a896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 officeooo:rsid="0012e6e5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 officeooo:rsid="001faeec" fo:background-color="#ffffff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style:font-name="monospace" fo:font-size="10.5pt" fo:letter-spacing="normal" fo:font-style="normal" fo:font-weight="normal" officeooo:rsid="0026187b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monospace" fo:font-size="10.5pt" fo:letter-spacing="normal" fo:font-style="normal" fo:font-weight="normal" officeooo:rsid="0027bae5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font-name="monospace" fo:font-size="10.5pt" fo:letter-spacing="normal" fo:font-style="normal" fo:font-weight="normal" officeooo:rsid="00135792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monospace" fo:font-size="10.5pt" fo:letter-spacing="normal" fo:font-style="normal" fo:font-weight="normal" officeooo:rsid="002c9f11" fo:background-color="#ffffff" loext:char-shading-value="0" loext:padding="0cm" loext:border="none"/>
    </style:style>
    <style:style style:name="T16" style:family="text">
      <style:text-properties fo:font-variant="normal" fo:text-transform="none" fo:color="#000000" style:font-name="monospace" fo:font-size="10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monospace" fo:font-size="10.5pt" fo:letter-spacing="normal" fo:font-style="normal" fo:font-weight="bold" officeooo:rsid="00135792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style:font-name="monospace" fo:font-size="10.5pt" fo:letter-spacing="normal" fo:font-style="normal" fo:font-weight="bold" officeooo:rsid="0014a896" fo:background-color="#ffffff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style:font-name="monospace" fo:font-size="10.5pt" fo:letter-spacing="normal" fo:font-style="normal" fo:font-weight="bold" officeooo:rsid="0019f97f" fo:background-color="#ffffff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000000" style:font-name="monospace" fo:font-size="10.5pt" fo:letter-spacing="normal" fo:font-style="normal" fo:font-weight="bold" officeooo:rsid="001be69f" fo:background-color="#ffffff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style:font-name="monospace" fo:font-size="10.5pt" fo:letter-spacing="normal" fo:font-style="normal" fo:font-weight="bold" officeooo:rsid="001c464a" fo:background-color="#ffffff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style:font-name="monospace" fo:font-size="10.5pt" fo:letter-spacing="normal" fo:font-style="normal" fo:font-weight="bold" officeooo:rsid="001d8dfe" fo:background-color="#ffffff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style:font-name="monospace" fo:font-size="10.5pt" fo:letter-spacing="normal" fo:font-style="normal" fo:font-weight="bold" officeooo:rsid="001f6d7a" fo:background-color="#ffffff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monospace" fo:font-size="10.5pt" fo:letter-spacing="normal" fo:font-style="normal" fo:font-weight="bold" officeooo:rsid="001faeec" fo:background-color="#ffffff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000000" style:font-name="monospace" fo:font-size="10.5pt" fo:letter-spacing="normal" fo:font-style="normal" fo:font-weight="bold" officeooo:rsid="0026187b" fo:background-color="#ffffff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monospace" fo:font-size="10.5pt" fo:letter-spacing="normal" fo:font-style="normal" fo:font-weight="bold" officeooo:rsid="0027c455" fo:background-color="#ffffff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style:font-name="monospace" fo:font-size="10.5pt" fo:letter-spacing="normal" fo:font-style="normal" fo:font-weight="bold" officeooo:rsid="00281bd6" fo:background-color="#ffffff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style:font-name="monospace" fo:font-size="10.5pt" fo:letter-spacing="normal" fo:font-style="normal" fo:background-color="#ffffff" loext:char-shading-value="0" loext:padding="0cm" loext:border="none"/>
    </style:style>
    <style:style style:name="T29" style:family="text">
      <style:text-properties fo:font-variant="normal" fo:text-transform="none" fo:color="#000000" style:font-name="monospace" fo:font-size="10.5pt" fo:letter-spacing="normal" fo:font-style="normal" officeooo:rsid="0019f97f" fo:background-color="#ffffff" loext:char-shading-value="0" loext:padding="0cm" loext:border="none"/>
    </style:style>
    <style:style style:name="T30" style:family="text">
      <style:text-properties fo:font-variant="normal" fo:text-transform="none" fo:color="#000000" style:font-name="monospace" fo:font-size="10.5pt" fo:letter-spacing="normal" fo:font-style="normal" officeooo:rsid="001c464a" fo:background-color="#ffffff" loext:char-shading-value="0" loext:padding="0cm" loext:border="none"/>
    </style:style>
    <style:style style:name="T31" style:family="text">
      <style:text-properties fo:font-variant="normal" fo:text-transform="none" fo:color="#000000" style:font-name="monospace" fo:font-size="10.5pt" fo:letter-spacing="normal" fo:font-style="normal" officeooo:rsid="001d8dfe" fo:background-color="#ffffff" loext:char-shading-value="0" loext:padding="0cm" loext:border="none"/>
    </style:style>
    <style:style style:name="T32" style:family="text">
      <style:text-properties fo:font-variant="normal" fo:text-transform="none" fo:color="#000000" style:font-name="monospace" fo:font-size="10.5pt" fo:letter-spacing="normal" fo:font-style="normal" officeooo:rsid="001f6d7a" fo:background-color="#ffffff" loext:char-shading-value="0" loext:padding="0cm" loext:border="none"/>
    </style:style>
    <style:style style:name="T33" style:family="text">
      <style:text-properties fo:font-variant="normal" fo:text-transform="none" fo:color="#000000" style:font-name="monospace" fo:font-size="10.5pt" fo:letter-spacing="normal" fo:font-style="normal" officeooo:rsid="001faeec" fo:background-color="#ffffff" loext:char-shading-value="0" loext:padding="0cm" loext:border="none"/>
    </style:style>
    <style:style style:name="T34" style:family="text">
      <style:text-properties fo:font-variant="normal" fo:text-transform="none" fo:color="#000000" style:font-name="monospace" fo:font-size="10.5pt" fo:letter-spacing="normal" fo:font-style="normal" officeooo:rsid="00259d45" fo:background-color="#ffffff" loext:char-shading-value="0" loext:padding="0cm" loext:border="none"/>
    </style:style>
    <style:style style:name="T35" style:family="text">
      <style:text-properties fo:font-variant="normal" fo:text-transform="none" fo:color="#000000" style:font-name="monospace" fo:font-size="10.5pt" fo:letter-spacing="normal" fo:font-style="normal" officeooo:rsid="0012e6e5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monospace" fo:font-size="10.5pt" fo:letter-spacing="normal" fo:font-style="normal" officeooo:rsid="0026187b" fo:background-color="#ffffff" loext:char-shading-value="0" loext:padding="0cm" loext:border="none"/>
    </style:style>
    <style:style style:name="T37" style:family="text">
      <style:text-properties fo:font-variant="normal" fo:text-transform="none" fo:color="#000000" style:font-name="monospace" fo:font-size="10.5pt" fo:letter-spacing="normal" fo:font-style="normal" officeooo:rsid="0027bae5" fo:background-color="#ffffff" loext:char-shading-value="0" loext:padding="0cm" loext:border="none"/>
    </style:style>
    <style:style style:name="T38" style:family="text">
      <style:text-properties fo:font-variant="normal" fo:text-transform="none" fo:color="#000000" style:font-name="monospace" fo:font-size="10.5pt" fo:letter-spacing="normal" fo:font-style="normal" officeooo:rsid="0027c455" fo:background-color="#ffffff" loext:char-shading-value="0" loext:padding="0cm" loext:border="none"/>
    </style:style>
    <style:style style:name="T39" style:family="text">
      <style:text-properties fo:font-variant="normal" fo:text-transform="none" fo:color="#000000" style:font-name="monospace" fo:font-size="10.5pt" fo:letter-spacing="normal" fo:font-style="normal" officeooo:rsid="00281bd6" fo:background-color="#ffffff" loext:char-shading-value="0" loext:padding="0cm" loext:border="none"/>
    </style:style>
    <style:style style:name="T40" style:family="text">
      <style:text-properties fo:font-variant="normal" fo:text-transform="none" fo:color="#000000" style:font-name="monospace" fo:font-size="10.5pt" fo:letter-spacing="normal" fo:font-style="normal" officeooo:rsid="002dcb2d" fo:background-color="#ffffff" loext:char-shading-value="0" loext:padding="0cm" loext:border="none"/>
    </style:style>
    <style:style style:name="T41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42" style:family="text">
      <style:text-properties fo:font-variant="normal" fo:text-transform="none" fo:color="#000000" fo:font-size="10.5pt" fo:letter-spacing="normal" fo:font-style="normal" fo:font-weight="bold" officeooo:rsid="00135792" fo:background-color="#ffffff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fo:color="#000000" style:font-name="Helvetica Neue" fo:font-size="10.5pt" fo:letter-spacing="normal" fo:font-style="normal" fo:font-weight="bold" officeooo:rsid="001faeec" fo:background-color="#ffffff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000000" style:font-name="Helvetica Neue" fo:font-size="10.5pt" fo:letter-spacing="normal" fo:font-style="normal" fo:font-weight="bold" officeooo:rsid="0026187b" fo:background-color="#ffffff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fo:color="#000000" style:font-name="Helvetica Neue" fo:font-size="10.5pt" fo:letter-spacing="normal" fo:font-style="normal" officeooo:rsid="001c464a" fo:background-color="#ffffff" loext:char-shading-value="0" loext:padding="0cm" loext:border="none"/>
    </style:style>
    <style:style style:name="T46" style:family="text">
      <style:text-properties fo:font-variant="normal" fo:text-transform="none" fo:color="#000000" style:font-name="Helvetica Neue" fo:font-size="10.5pt" fo:letter-spacing="normal" fo:font-style="normal" fo:font-weight="normal" officeooo:rsid="001faeec" fo:background-color="#ffffff" loext:char-shading-value="0" style:font-weight-asian="normal" style:font-weight-complex="normal" loext:padding="0cm" loext:border="none"/>
    </style:style>
    <style:style style:name="T47" style:family="text">
      <style:text-properties officeooo:rsid="00135792"/>
    </style:style>
    <style:style style:name="T48" style:family="text">
      <style:text-properties officeooo:rsid="001584ab"/>
    </style:style>
    <style:style style:name="T49" style:family="text">
      <style:text-properties officeooo:rsid="00176468"/>
    </style:style>
    <style:style style:name="T50" style:family="text">
      <style:text-properties officeooo:rsid="002b9140"/>
    </style:style>
    <style:style style:name="T51" style:family="text">
      <style:text-properties officeooo:rsid="002dcb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sername: <text:span text:style-name="T50">ssh </text:span>root<text:span text:style-name="T50">@10.12.40.139</text:span></text:p>
      <text:p text:style-name="P20">Password: info@123#</text:p>
      <text:p text:style-name="P20"/>
      <text:p text:style-name="P20"><text:span text:style-name="T47"><text:s/></text:span>show dbs</text:p>
      <text:p text:style-name="P20"/>
      <text:p text:style-name="P20">use Employee</text:p>
      <text:p text:style-name="P20"/>
      <text:p text:style-name="P21">db </text:p>
      <text:p text:style-name="P21"/>
      <text:p text:style-name="P21">metadata for shard store in config database . authentication configuration in admin database</text:p>
      <text:p text:style-name="P21"/>
      <text:p text:style-name="P25">** <text:span text:style-name="T47">With id</text:span></text:p>
      <text:p text:style-name="P25"/>
      <text:p text:style-name="P28"><text:s/></text:p>
      <text:p text:style-name="P21"/>
      <text:p text:style-name="P46">db.employeeCollection.save({</text:p>
      <text:p text:style-name="P31"><text:span text:style-name="T2"><text:tab/><text:tab/><text:tab/><text:tab/></text:span><text:span text:style-name="T3">_id:1</text:span><text:span text:style-name="T2">,</text:span></text:p>
      <text:p text:style-name="P40"><text:span text:style-name="Source_20_Text"><text:span text:style-name="T41"><text:s text:c="23"/></text:span></text:span><text:span text:style-name="Source_20_Text"><text:span text:style-name="T8">"EmpNo":"1", </text:span></text:span></text:p>
      <text:p text:style-name="P41"><text:span text:style-name="Source_20_Text"><text:span text:style-name="T41"><text:s text:c="24"/></text:span></text:span><text:span text:style-name="Source_20_Text"><text:span text:style-name="T8">"FirstName":"Andrew",</text:span></text:span></text:p>
      <text:p text:style-name="P41"><text:span text:style-name="Source_20_Text"><text:span text:style-name="T41"><text:s text:c="24"/></text:span></text:span><text:span text:style-name="Source_20_Text"><text:span text:style-name="T8">"LastName":"Neil", </text:span></text:span></text:p>
      <text:p text:style-name="P41"><text:span text:style-name="Source_20_Text"><text:span text:style-name="T41"><text:s text:c="24"/></text:span></text:span><text:span text:style-name="Source_20_Text"><text:span text:style-name="T8">"Age":"30", </text:span></text:span></text:p>
      <text:p text:style-name="P41"><text:span text:style-name="Source_20_Text"><text:span text:style-name="T41"><text:s text:c="24"/></text:span></text:span><text:span text:style-name="Source_20_Text"><text:span text:style-name="T8">"Gender":"Male",</text:span></text:span></text:p>
      <text:p text:style-name="P41"><text:span text:style-name="Source_20_Text"><text:span text:style-name="T41"><text:s text:c="24"/></text:span></text:span><text:span text:style-name="Source_20_Text"><text:span text:style-name="T8">"Skill":"MongoDB", </text:span></text:span></text:p>
      <text:p text:style-name="P41"><text:span text:style-name="Source_20_Text"><text:span text:style-name="T41"><text:s text:c="24"/></text:span></text:span><text:span text:style-name="Source_20_Text"><text:span text:style-name="T8">"Phone":"408-1234567", </text:span></text:span></text:p>
      <text:p text:style-name="P41"><text:span text:style-name="Source_20_Text"><text:span text:style-name="T41"><text:s text:c="24"/></text:span></text:span><text:span text:style-name="Source_20_Text"><text:span text:style-name="T8">"Email":"Andrew.Neil@gmail.com", </text:span></text:span></text:p>
      <text:p text:style-name="P4"><text:span text:style-name="Source_20_Text"><text:span text:style-name="T41"><text:s text:c="24"/></text:span></text:span><text:span text:style-name="Source_20_Text"><text:span text:style-name="T8">"Salary":"80000" })</text:span></text:span></text:p>
      <text:p text:style-name="P42"><text:span text:style-name="Source_20_Text"><text:span text:style-name="T8">*</text:span></text:span><text:span text:style-name="Source_20_Text"><text:span text:style-name="T16">* </text:span></text:span><text:span text:style-name="Source_20_Text"><text:span text:style-name="T17">Without id , so it take object id</text:span></text:span></text:p>
      <text:p text:style-name="P50"><text:span text:style-name="T1">db.employeeCollection.save({</text:span></text:p>
      <text:p text:style-name="P44"><text:span text:style-name="Source_20_Text"><text:span text:style-name="T41"><text:s text:c="23"/></text:span></text:span><text:span text:style-name="Source_20_Text"><text:span text:style-name="T8">"EmpNo":"</text:span></text:span><text:span text:style-name="Source_20_Text"><text:span text:style-name="T15">2</text:span></text:span><text:span text:style-name="Source_20_Text"><text:span text:style-name="T8">", </text:span></text:span></text:p>
      <text:p text:style-name="P45"><text:span text:style-name="Source_20_Text"><text:span text:style-name="T41"><text:s text:c="24"/></text:span></text:span><text:span text:style-name="Source_20_Text"><text:span text:style-name="T8">"FirstName":"Andrew",</text:span></text:span></text:p>
      <text:p text:style-name="P45"><text:span text:style-name="Source_20_Text"><text:span text:style-name="T41"><text:s text:c="24"/></text:span></text:span><text:span text:style-name="Source_20_Text"><text:span text:style-name="T8">"LastName":"Neil", </text:span></text:span></text:p>
      <text:p text:style-name="P45"><text:span text:style-name="Source_20_Text"><text:span text:style-name="T41"><text:s text:c="24"/></text:span></text:span><text:span text:style-name="Source_20_Text"><text:span text:style-name="T8">"Age":"30", </text:span></text:span></text:p>
      <text:p text:style-name="P45"><text:span text:style-name="Source_20_Text"><text:span text:style-name="T41"><text:s text:c="24"/></text:span></text:span><text:span text:style-name="Source_20_Text"><text:span text:style-name="T8">"Gender":"Male",</text:span></text:span></text:p>
      <text:p text:style-name="P45"><text:span text:style-name="Source_20_Text"><text:span text:style-name="T41"><text:s text:c="24"/></text:span></text:span><text:span text:style-name="Source_20_Text"><text:span text:style-name="T8">"Skill":"MongoDB", </text:span></text:span></text:p>
      <text:p text:style-name="P45"><text:span text:style-name="Source_20_Text"><text:span text:style-name="T41"><text:s text:c="24"/></text:span></text:span><text:span text:style-name="Source_20_Text"><text:span text:style-name="T8">"Phone":"408-1234567", </text:span></text:span></text:p>
      <text:p text:style-name="P45"><text:span text:style-name="Source_20_Text"><text:span text:style-name="T41"><text:s text:c="24"/></text:span></text:span><text:span text:style-name="Source_20_Text"><text:span text:style-name="T8">"Email":"Andrew.Neil@gmail.com", </text:span></text:span></text:p>
      <text:p text:style-name="P43"><text:span text:style-name="Source_20_Text"><text:span text:style-name="T42"><text:s text:c="24"/></text:span></text:span><text:span text:style-name="Source_20_Text"><text:span text:style-name="T14">"Salary":"80000" })</text:span></text:span></text:p>
      <text:p text:style-name="P43"><text:span text:style-name="Source_20_Text"><text:span text:style-name="T14"/></text:span></text:p>
      <text:p text:style-name="P43"><text:span text:style-name="Source_20_Text"><text:span text:style-name="T14">db.employeeCollection.find().pretty()</text:span></text:span></text:p>
      <text:p text:style-name="P24"><text:span text:style-name="Source_20_Text"><text:span text:style-name="T10"/></text:span></text:p>
      <text:p text:style-name="P5"><text:span text:style-name="Source_20_Text"><text:span text:style-name="T16">** </text:span></text:span><text:span text:style-name="Source_20_Text"><text:span text:style-name="T18">objectId contain timestamp within it. To get timestamp use following</text:span></text:span></text:p>
      <text:p text:style-name="P5"><text:span text:style-name="Source_20_Text"><text:span text:style-name="T9"><text:tab/><text:tab/>ObjectId().getTimestamp()</text:span></text:span></text:p>
      <text:p text:style-name="P22"/>
      <text:p text:style-name="P29">*** <text:span text:style-name="T48">Save document with same id</text:span></text:p>
      <text:p text:style-name="P22"/>
      <text:p text:style-name="P34">db.demo.save({_id:1,"Name":"Pratiksha"})</text:p>
      <text:p text:style-name="P34"/>
      <text:p text:style-name="P34"><text:soft-page-break/>db.demo.save({_id:1,"Name":"kavita"})</text:p>
      <text:p text:style-name="P34"/>
      <text:p text:style-name="P34"><text:span text:style-name="T49">I</text:span>t allow you to store different document with same id but it store only last document.</text:p>
      <text:p text:style-name="P36">Save command just overwrite document with same id.</text:p>
      <text:p text:style-name="P34"/>
      <text:p text:style-name="P28">*** <text:span text:style-name="T49">To find data</text:span></text:p>
      <text:p text:style-name="P34"/>
      <text:p text:style-name="P36"><text:s/>db.demo.find()</text:p>
      <text:p text:style-name="P36"/>
      <text:p text:style-name="P36"/>
      <text:p text:style-name="P30">*** <text:span text:style-name="T48">Save document with same id with insert </text:span></text:p>
      <text:p text:style-name="P23"/>
      <text:p text:style-name="P35">db.demo<text:span text:style-name="T51">1</text:span>.<text:span text:style-name="T49">insert</text:span>({_id:1,"Name":"Pratiksha"})</text:p>
      <text:p text:style-name="P35"/>
      <text:p text:style-name="P35">db.demo<text:span text:style-name="T51">1</text:span>.<text:span text:style-name="T49">insert</text:span>({_id:1,"Name":"kavita"})</text:p>
      <text:p text:style-name="P35"/>
      <text:p text:style-name="P35"/>
      <text:p text:style-name="P36">It give error.</text:p>
      <text:p text:style-name="P36">It allow you to insert document only if it have unique id</text:p>
      <text:p text:style-name="P36"/>
      <text:p text:style-name="P27"><text:span text:style-name="T2">**</text:span><text:span text:style-name="T4">* We can insert <text:s/></text:span><text:span text:style-name="T6">complex</text:span><text:span text:style-name="T4"> document also</text:span></text:p>
      <text:p text:style-name="P47"/>
      <text:p text:style-name="P38"><text:span text:style-name="Source_20_Text"><text:span text:style-name="T10"><text:s/>db.</text:span></text:span><text:span text:style-name="Source_20_Text"><text:span text:style-name="T12">student</text:span></text:span><text:span text:style-name="Source_20_Text"><text:span text:style-name="T10">.insert([{</text:span></text:span></text:p>
      <text:p text:style-name="P38"><text:span text:style-name="Source_20_Text"><text:span text:style-name="T10"><text:s text:c="17"/>"</text:span></text:span><text:span text:style-name="Source_20_Text"><text:span text:style-name="T12">Roll</text:span></text:span><text:span text:style-name="Source_20_Text"><text:span text:style-name="T10">No":"1",</text:span></text:span></text:p>
      <text:p text:style-name="P38"><text:span text:style-name="Source_20_Text"><text:span text:style-name="T10"><text:s text:c="17"/>"FirstName":"Andrew",</text:span></text:span></text:p>
      <text:p text:style-name="P38"><text:span text:style-name="Source_20_Text"><text:span text:style-name="T10"><text:s text:c="17"/>"LastName":"Neil",</text:span></text:span></text:p>
      <text:p text:style-name="P38"><text:span text:style-name="Source_20_Text"><text:span text:style-name="T10"><text:s text:c="17"/>"Age":"30",</text:span></text:span></text:p>
      <text:p text:style-name="P38"><text:span text:style-name="Source_20_Text"><text:span text:style-name="T10"><text:s text:c="17"/>"Gender":"Male",</text:span></text:span></text:p>
      <text:p text:style-name="P38"><text:span text:style-name="Source_20_Text"><text:span text:style-name="T10"><text:tab/><text:tab/><text:tab/>"</text:span></text:span><text:span text:style-name="Source_20_Text"><text:span text:style-name="T12">Subject</text:span></text:span><text:span text:style-name="Source_20_Text"><text:span text:style-name="T10">":</text:span></text:span><text:span text:style-name="Source_20_Text"><text:span text:style-name="T12">[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,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],</text:span></text:span></text:p>
      <text:p text:style-name="P38"><text:span text:style-name="Source_20_Text"><text:span text:style-name="T12"><text:tab/><text:tab/><text:tab/></text:span></text:span><text:span text:style-name="Source_20_Text"><text:span text:style-name="T10">"</text:span></text:span><text:span text:style-name="Source_20_Text"><text:span text:style-name="T12">MarksObtain</text:span></text:span><text:span text:style-name="Source_20_Text"><text:span text:style-name="T10">":</text:span></text:span><text:span text:style-name="Source_20_Text"><text:span text:style-name="T12">{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:"</text:span></text:span><text:span text:style-name="Source_20_Text"><text:span text:style-name="T12">30</text:span></text:span><text:span text:style-name="Source_20_Text"><text:span text:style-name="T10">",</text:span></text:span></text:p>
      <text:p text:style-name="P38"><text:span text:style-name="Source_20_Text"><text:span text:style-name="T10"><text:tab/><text:tab/><text:tab/><text:tab/><text:tab/> <text:s text:c="2"/>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:</text:span></text:span><text:span text:style-name="Source_20_Text"><text:span text:style-name="T10">"</text:span></text:span><text:span text:style-name="Source_20_Text"><text:span text:style-name="T12">40</text:span></text:span><text:span text:style-name="Source_20_Text"><text:span text:style-name="T10">"</text:span></text:span><text:span text:style-name="Source_20_Text"><text:span text:style-name="T12">}</text:span></text:span></text:p>
      <text:p text:style-name="P38"><text:span text:style-name="Source_20_Text"><text:span text:style-name="T12"><text:tab/><text:tab/><text:tab/></text:span></text:span></text:p>
      <text:p text:style-name="P33"><text:span text:style-name="Source_20_Text"><text:span text:style-name="T35"><text:s text:c="17"/>}, {</text:span></text:span></text:p>
      <text:p text:style-name="P39"><text:span text:style-name="Source_20_Text"><text:span text:style-name="T10"><text:s text:c="16"/>"</text:span></text:span><text:span text:style-name="Source_20_Text"><text:span text:style-name="T12">Roll</text:span></text:span><text:span text:style-name="Source_20_Text"><text:span text:style-name="T10">No":"2",</text:span></text:span></text:p>
      <text:p text:style-name="P39"><text:span text:style-name="Source_20_Text"><text:span text:style-name="T10"><text:s text:c="17"/>"FirstName":"Brian",</text:span></text:span></text:p>
      <text:p text:style-name="P39"><text:span text:style-name="Source_20_Text"><text:span text:style-name="T10"><text:s text:c="17"/>"LastName":"Hall",</text:span></text:span></text:p>
      <text:p text:style-name="P39"><text:span text:style-name="Source_20_Text"><text:span text:style-name="T10"><text:s text:c="17"/>"Age":"27",</text:span></text:span></text:p>
      <text:p text:style-name="P39"><text:span text:style-name="Source_20_Text"><text:span text:style-name="T10"><text:s text:c="17"/>"Gender":"Male",</text:span></text:span></text:p>
      <text:p text:style-name="P39"><text:span text:style-name="Source_20_Text"><text:span text:style-name="T10"><text:s text:c="11"/><text:tab/> <text:s text:c="5"/>"</text:span></text:span><text:span text:style-name="Source_20_Text"><text:span text:style-name="T12">Subject</text:span></text:span><text:span text:style-name="Source_20_Text"><text:span text:style-name="T10">":</text:span></text:span><text:span text:style-name="Source_20_Text"><text:span text:style-name="T12">[</text:span></text:span><text:span text:style-name="Source_20_Text"><text:span text:style-name="T10">"</text:span></text:span><text:span text:style-name="Source_20_Text"><text:span text:style-name="T13">Java</text:span></text:span><text:span text:style-name="Source_20_Text"><text:span text:style-name="T10">",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],</text:span></text:span></text:p>
      <text:p text:style-name="P39"><text:span text:style-name="Source_20_Text"><text:span text:style-name="T12"><text:tab/><text:tab/><text:tab/></text:span></text:span><text:span text:style-name="Source_20_Text"><text:span text:style-name="T10">"</text:span></text:span><text:span text:style-name="Source_20_Text"><text:span text:style-name="T12">MarksObtain</text:span></text:span><text:span text:style-name="Source_20_Text"><text:span text:style-name="T10">":</text:span></text:span><text:span text:style-name="Source_20_Text"><text:span text:style-name="T12">{</text:span></text:span><text:span text:style-name="Source_20_Text"><text:span text:style-name="T10">"</text:span></text:span><text:span text:style-name="Source_20_Text"><text:span text:style-name="T13">Java</text:span></text:span><text:span text:style-name="Source_20_Text"><text:span text:style-name="T10">":"</text:span></text:span><text:span text:style-name="Source_20_Text"><text:span text:style-name="T13">5</text:span></text:span><text:span text:style-name="Source_20_Text"><text:span text:style-name="T12">0</text:span></text:span><text:span text:style-name="Source_20_Text"><text:span text:style-name="T10">",</text:span></text:span></text:p>
      <text:p text:style-name="P39"><text:span text:style-name="Source_20_Text"><text:span text:style-name="T10"><text:tab/><text:tab/><text:tab/><text:tab/><text:tab/> <text:s text:c="2"/>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:</text:span></text:span><text:span text:style-name="Source_20_Text"><text:span text:style-name="T10">"</text:span></text:span><text:span text:style-name="Source_20_Text"><text:span text:style-name="T12">40</text:span></text:span><text:span text:style-name="Source_20_Text"><text:span text:style-name="T10">"</text:span></text:span><text:span text:style-name="Source_20_Text"><text:span text:style-name="T12">}</text:span></text:span></text:p>
      <text:p text:style-name="P39"><text:span text:style-name="Source_20_Text"><text:span text:style-name="T10"><text:s text:c="17"/>},</text:span></text:span></text:p>
      <text:p text:style-name="P39"><text:span text:style-name="Source_20_Text"><text:span text:style-name="T10"><text:s text:c="17"/>{</text:span></text:span></text:p>
      <text:p text:style-name="P39"><text:span text:style-name="Source_20_Text"><text:span text:style-name="T10"><text:s text:c="17"/>"</text:span></text:span><text:span text:style-name="Source_20_Text"><text:span text:style-name="T12">Roll</text:span></text:span><text:span text:style-name="Source_20_Text"><text:span text:style-name="T10">No":"3",</text:span></text:span></text:p>
      <text:p text:style-name="P39"><text:span text:style-name="Source_20_Text"><text:span text:style-name="T10"><text:s text:c="17"/>"FirstName":"Chris",</text:span></text:span></text:p>
      <text:p text:style-name="P39"><text:span text:style-name="Source_20_Text"><text:span text:style-name="T10"><text:s text:c="17"/>"LastName":"White",</text:span></text:span></text:p>
      <text:p text:style-name="P39"><text:span text:style-name="Source_20_Text"><text:span text:style-name="T10"><text:s text:c="17"/>"Age":"40",</text:span></text:span></text:p>
      <text:p text:style-name="P39"><text:span text:style-name="Source_20_Text"><text:span text:style-name="T10"><text:s text:c="17"/>"Gender":"Male",</text:span></text:span></text:p>
      <text:p text:style-name="P39"><text:span text:style-name="Source_20_Text"><text:span text:style-name="T10"><text:s text:c="17"/>"</text:span></text:span><text:span text:style-name="Source_20_Text"><text:span text:style-name="T12">Subject</text:span></text:span><text:span text:style-name="Source_20_Text"><text:span text:style-name="T10">":</text:span></text:span><text:span text:style-name="Source_20_Text"><text:span text:style-name="T12">[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,"</text:span></text:span><text:span text:style-name="Source_20_Text"><text:span text:style-name="T13">Science</text:span></text:span><text:span text:style-name="Source_20_Text"><text:span text:style-name="T10">"</text:span></text:span><text:span text:style-name="Source_20_Text"><text:span text:style-name="T12">],</text:span></text:span></text:p>
      <text:p text:style-name="P39"><text:span text:style-name="Source_20_Text"><text:span text:style-name="T12"><text:tab/><text:tab/><text:tab/></text:span></text:span><text:span text:style-name="Source_20_Text"><text:span text:style-name="T10">"</text:span></text:span><text:span text:style-name="Source_20_Text"><text:span text:style-name="T12">MarksObtain</text:span></text:span><text:span text:style-name="Source_20_Text"><text:span text:style-name="T10">":</text:span></text:span><text:span text:style-name="Source_20_Text"><text:span text:style-name="T12">{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:"</text:span></text:span><text:span text:style-name="Source_20_Text"><text:span text:style-name="T12">30</text:span></text:span><text:span text:style-name="Source_20_Text"><text:span text:style-name="T10">",</text:span></text:span></text:p>
      <text:p text:style-name="P39"><text:span text:style-name="Source_20_Text"><text:span text:style-name="T10"><text:tab/><text:tab/><text:tab/><text:tab/><text:tab/> <text:s text:c="2"/>"</text:span></text:span><text:span text:style-name="Source_20_Text"><text:span text:style-name="T13">Science</text:span></text:span><text:span text:style-name="Source_20_Text"><text:span text:style-name="T10">"</text:span></text:span><text:span text:style-name="Source_20_Text"><text:span text:style-name="T12">:</text:span></text:span><text:span text:style-name="Source_20_Text"><text:span text:style-name="T10">"</text:span></text:span><text:span text:style-name="Source_20_Text"><text:span text:style-name="T13">9</text:span></text:span><text:span text:style-name="Source_20_Text"><text:span text:style-name="T12">0</text:span></text:span><text:span text:style-name="Source_20_Text"><text:span text:style-name="T10">"</text:span></text:span><text:span text:style-name="Source_20_Text"><text:span text:style-name="T12">}</text:span></text:span></text:p>
      <text:p text:style-name="P39"><text:span text:style-name="Source_20_Text"><text:span text:style-name="T10"><text:s text:c="17"/>},</text:span></text:span></text:p>
      <text:p text:style-name="P39"><text:span text:style-name="Source_20_Text"><text:span text:style-name="T10"><text:s text:c="17"/>{</text:span></text:span></text:p>
      <text:p text:style-name="P39"><text:span text:style-name="Source_20_Text"><text:span text:style-name="T10"><text:s text:c="16"/>"</text:span></text:span><text:span text:style-name="Source_20_Text"><text:span text:style-name="T12">Roll</text:span></text:span><text:span text:style-name="Source_20_Text"><text:span text:style-name="T10">No":"4",</text:span></text:span></text:p>
      <text:p text:style-name="P39"><text:span text:style-name="Source_20_Text"><text:span text:style-name="T10"><text:s text:c="17"/>"FirstName":"Debbie",</text:span></text:span></text:p>
      <text:p text:style-name="P39"><text:span text:style-name="Source_20_Text"><text:span text:style-name="T10"><text:s text:c="17"/>"LastName":"Long",</text:span></text:span></text:p>
      <text:p text:style-name="P39"><text:soft-page-break/><text:span text:style-name="Source_20_Text"><text:span text:style-name="T10"><text:s text:c="17"/>"Age":"32",</text:span></text:span></text:p>
      <text:p text:style-name="P39"><text:span text:style-name="Source_20_Text"><text:span text:style-name="T10"><text:s text:c="17"/>"Gender":"Female",</text:span></text:span></text:p>
      <text:p text:style-name="P39"><text:span text:style-name="Source_20_Text"><text:span text:style-name="T10"><text:s text:c="17"/>"</text:span></text:span><text:span text:style-name="Source_20_Text"><text:span text:style-name="T12">Subject</text:span></text:span><text:span text:style-name="Source_20_Text"><text:span text:style-name="T10">":</text:span></text:span><text:span text:style-name="Source_20_Text"><text:span text:style-name="T12">[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,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],</text:span></text:span></text:p>
      <text:p text:style-name="P39"><text:span text:style-name="Source_20_Text"><text:span text:style-name="T12"><text:tab/><text:tab/><text:tab/></text:span></text:span><text:span text:style-name="Source_20_Text"><text:span text:style-name="T10">"</text:span></text:span><text:span text:style-name="Source_20_Text"><text:span text:style-name="T12">MarksObtain</text:span></text:span><text:span text:style-name="Source_20_Text"><text:span text:style-name="T10">":</text:span></text:span><text:span text:style-name="Source_20_Text"><text:span text:style-name="T12">{</text:span></text:span><text:span text:style-name="Source_20_Text"><text:span text:style-name="T10">"Ma</text:span></text:span><text:span text:style-name="Source_20_Text"><text:span text:style-name="T12">ths</text:span></text:span><text:span text:style-name="Source_20_Text"><text:span text:style-name="T10">":"</text:span></text:span><text:span text:style-name="Source_20_Text"><text:span text:style-name="T12">30</text:span></text:span><text:span text:style-name="Source_20_Text"><text:span text:style-name="T10">",</text:span></text:span></text:p>
      <text:p text:style-name="P39"><text:span text:style-name="Source_20_Text"><text:span text:style-name="T10"><text:tab/><text:tab/><text:tab/><text:tab/><text:tab/> <text:s text:c="2"/>"</text:span></text:span><text:span text:style-name="Source_20_Text"><text:span text:style-name="T12">English</text:span></text:span><text:span text:style-name="Source_20_Text"><text:span text:style-name="T10">"</text:span></text:span><text:span text:style-name="Source_20_Text"><text:span text:style-name="T12">:</text:span></text:span><text:span text:style-name="Source_20_Text"><text:span text:style-name="T10">"</text:span></text:span><text:span text:style-name="Source_20_Text"><text:span text:style-name="T12">40</text:span></text:span><text:span text:style-name="Source_20_Text"><text:span text:style-name="T10">"</text:span></text:span><text:span text:style-name="Source_20_Text"><text:span text:style-name="T12">}</text:span></text:span></text:p>
      <text:p text:style-name="P33"><text:span text:style-name="Source_20_Text"><text:span text:style-name="T35"><text:s text:c="17"/>}</text:span></text:span><text:span text:style-name="Source_20_Text"><text:span text:style-name="T36">])</text:span></text:span></text:p>
      <text:p text:style-name="P33"><text:span text:style-name="Source_20_Text"><text:span text:style-name="T36"/></text:span></text:p>
      <text:p text:style-name="P32"><text:span text:style-name="Source_20_Text"><text:span text:style-name="T25">***To retrive data use dot notation</text:span></text:span></text:p>
      <text:p text:style-name="P32"><text:span text:style-name="Source_20_Text"><text:span text:style-name="T36"/></text:span></text:p>
      <text:p text:style-name="P13"><text:span text:style-name="Source_20_Text"><text:span text:style-name="T30"><text:s/>db.</text:span></text:span><text:span text:style-name="Source_20_Text"><text:span text:style-name="T36">student</text:span></text:span><text:span text:style-name="Source_20_Text"><text:span text:style-name="T30">.find({"</text:span></text:span><text:span text:style-name="Source_20_Text"><text:span text:style-name="T36">MarksObtain.Maths</text:span></text:span><text:span text:style-name="Source_20_Text"><text:span text:style-name="T30">" : {$lte : "30"}}).pretty()</text:span></text:span></text:p>
      <text:p text:style-name="P47"/>
      <text:p text:style-name="P47"/>
      <text:p text:style-name="P26"><text:span text:style-name="T2">**</text:span><text:span text:style-name="T4">* We can insert <text:s/></text:span><text:span text:style-name="T5">multiple</text:span><text:span text:style-name="T4"> document also</text:span></text:p>
      <text:p text:style-name="P47"/>
      <text:p text:style-name="P37"><text:span text:style-name="Source_20_Text"><text:span text:style-name="T10"><text:s/>db.Employee.insert([{</text:span></text:span></text:p>
      <text:p text:style-name="P37"><text:span text:style-name="Source_20_Text"><text:span text:style-name="T10"><text:s text:c="17"/>"EmpNo":"1",</text:span></text:span></text:p>
      <text:p text:style-name="P37"><text:span text:style-name="Source_20_Text"><text:span text:style-name="T10"><text:s text:c="17"/>"FirstName":"Andrew",</text:span></text:span></text:p>
      <text:p text:style-name="P37"><text:span text:style-name="Source_20_Text"><text:span text:style-name="T10"><text:s text:c="17"/>"LastName":"Neil",</text:span></text:span></text:p>
      <text:p text:style-name="P37"><text:span text:style-name="Source_20_Text"><text:span text:style-name="T10"><text:s text:c="17"/>"Age":"30",</text:span></text:span></text:p>
      <text:p text:style-name="P37"><text:span text:style-name="Source_20_Text"><text:span text:style-name="T10"><text:s text:c="17"/>"Gender":"Male",</text:span></text:span></text:p>
      <text:p text:style-name="P37"><text:span text:style-name="Source_20_Text"><text:span text:style-name="T10"><text:s text:c="17"/>"Skill":"MongoDB",</text:span></text:span></text:p>
      <text:p text:style-name="P37"><text:span text:style-name="Source_20_Text"><text:span text:style-name="T10"><text:s text:c="17"/>"Phone":"408-1234567",</text:span></text:span></text:p>
      <text:p text:style-name="P37"><text:span text:style-name="Source_20_Text"><text:span text:style-name="T10"><text:s text:c="17"/>"Email":"Andrew.Neil@gmail.com",</text:span></text:span></text:p>
      <text:p text:style-name="P37"><text:span text:style-name="Source_20_Text"><text:span text:style-name="T10"><text:s text:c="17"/>"Salary":"80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2",</text:span></text:span></text:p>
      <text:p text:style-name="P37"><text:span text:style-name="Source_20_Text"><text:span text:style-name="T10"><text:s text:c="17"/>"FirstName":"Brian",</text:span></text:span></text:p>
      <text:p text:style-name="P37"><text:span text:style-name="Source_20_Text"><text:span text:style-name="T10"><text:s text:c="17"/>"LastName":"Hall",</text:span></text:span></text:p>
      <text:p text:style-name="P37"><text:span text:style-name="Source_20_Text"><text:span text:style-name="T10"><text:s text:c="17"/>"Age":"27",</text:span></text:span></text:p>
      <text:p text:style-name="P37"><text:span text:style-name="Source_20_Text"><text:span text:style-name="T10"><text:s text:c="17"/>"Gender":"Male",</text:span></text:span></text:p>
      <text:p text:style-name="P37"><text:span text:style-name="Source_20_Text"><text:span text:style-name="T10"><text:s text:c="17"/>"Skill":"Javascript",</text:span></text:span></text:p>
      <text:p text:style-name="P37"><text:span text:style-name="Source_20_Text"><text:span text:style-name="T10"><text:s text:c="17"/>"Phone":"408-1298367",</text:span></text:span></text:p>
      <text:p text:style-name="P37"><text:span text:style-name="Source_20_Text"><text:span text:style-name="T10"><text:s text:c="17"/>"Email":"Brian.Hall@gmail.com",</text:span></text:span></text:p>
      <text:p text:style-name="P37"><text:span text:style-name="Source_20_Text"><text:span text:style-name="T10"><text:s text:c="17"/>"Salary":"60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3",</text:span></text:span></text:p>
      <text:p text:style-name="P37"><text:span text:style-name="Source_20_Text"><text:span text:style-name="T10"><text:s text:c="17"/>"FirstName":"Chris",</text:span></text:span></text:p>
      <text:p text:style-name="P37"><text:span text:style-name="Source_20_Text"><text:span text:style-name="T10"><text:s text:c="17"/>"LastName":"White",</text:span></text:span></text:p>
      <text:p text:style-name="P37"><text:span text:style-name="Source_20_Text"><text:span text:style-name="T10"><text:s text:c="17"/>"Age":"40",</text:span></text:span></text:p>
      <text:p text:style-name="P37"><text:span text:style-name="Source_20_Text"><text:span text:style-name="T10"><text:s text:c="17"/>"Gender":"Male",</text:span></text:span></text:p>
      <text:p text:style-name="P37"><text:span text:style-name="Source_20_Text"><text:span text:style-name="T10"><text:s text:c="17"/>"Skill":"Python",</text:span></text:span></text:p>
      <text:p text:style-name="P37"><text:span text:style-name="Source_20_Text"><text:span text:style-name="T10"><text:s text:c="17"/>"Phone":"408-4444567",</text:span></text:span></text:p>
      <text:p text:style-name="P37"><text:span text:style-name="Source_20_Text"><text:span text:style-name="T10"><text:s text:c="17"/>"Email":"Chris.White@gmail.com",</text:span></text:span></text:p>
      <text:p text:style-name="P37"><text:span text:style-name="Source_20_Text"><text:span text:style-name="T10"><text:s text:c="17"/>"Salary":"100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4",</text:span></text:span></text:p>
      <text:p text:style-name="P37"><text:span text:style-name="Source_20_Text"><text:span text:style-name="T10"><text:s text:c="17"/>"FirstName":"Debbie",</text:span></text:span></text:p>
      <text:p text:style-name="P37"><text:span text:style-name="Source_20_Text"><text:span text:style-name="T10"><text:s text:c="17"/>"LastName":"Long",</text:span></text:span></text:p>
      <text:p text:style-name="P37"><text:span text:style-name="Source_20_Text"><text:span text:style-name="T10"><text:s text:c="17"/>"Age":"32",</text:span></text:span></text:p>
      <text:p text:style-name="P37"><text:span text:style-name="Source_20_Text"><text:span text:style-name="T10"><text:s text:c="17"/>"Gender":"Female",</text:span></text:span></text:p>
      <text:p text:style-name="P37"><text:span text:style-name="Source_20_Text"><text:span text:style-name="T10"><text:s text:c="17"/>"Skill":"Project Management",</text:span></text:span></text:p>
      <text:p text:style-name="P37"><text:span text:style-name="Source_20_Text"><text:span text:style-name="T10"><text:s text:c="17"/>"Phone":"408-1299963",</text:span></text:span></text:p>
      <text:p text:style-name="P37"><text:span text:style-name="Source_20_Text"><text:span text:style-name="T10"><text:s text:c="17"/>"Email":"Debbie.Long@gmail.com",</text:span></text:span></text:p>
      <text:p text:style-name="P37"><text:span text:style-name="Source_20_Text"><text:span text:style-name="T10"><text:s text:c="17"/>"Salary":"105000"</text:span></text:span></text:p>
      <text:p text:style-name="P37"><text:span text:style-name="Source_20_Text"><text:span text:style-name="T10"><text:s text:c="17"/>},</text:span></text:span></text:p>
      <text:p text:style-name="P37"><text:soft-page-break/><text:span text:style-name="Source_20_Text"><text:span text:style-name="T10"><text:s text:c="17"/>{</text:span></text:span></text:p>
      <text:p text:style-name="P37"><text:span text:style-name="Source_20_Text"><text:span text:style-name="T10"><text:s text:c="17"/>"EmpNo":"5",</text:span></text:span></text:p>
      <text:p text:style-name="P37"><text:span text:style-name="Source_20_Text"><text:span text:style-name="T10"><text:s text:c="17"/>"FirstName":"Ethan",</text:span></text:span></text:p>
      <text:p text:style-name="P37"><text:span text:style-name="Source_20_Text"><text:span text:style-name="T10"><text:s text:c="17"/>"LastName":"Murphy",</text:span></text:span></text:p>
      <text:p text:style-name="P37"><text:span text:style-name="Source_20_Text"><text:span text:style-name="T10"><text:s text:c="17"/>"Age":"45",</text:span></text:span></text:p>
      <text:p text:style-name="P37"><text:span text:style-name="Source_20_Text"><text:span text:style-name="T10"><text:s text:c="17"/>"Gender":"Male",</text:span></text:span></text:p>
      <text:p text:style-name="P37"><text:span text:style-name="Source_20_Text"><text:span text:style-name="T10"><text:s text:c="17"/>"Skill":"C#",</text:span></text:span></text:p>
      <text:p text:style-name="P37"><text:span text:style-name="Source_20_Text"><text:span text:style-name="T10"><text:s text:c="17"/>"Phone":"408-3314567",</text:span></text:span></text:p>
      <text:p text:style-name="P37"><text:span text:style-name="Source_20_Text"><text:span text:style-name="T10"><text:s text:c="17"/>"Email":"Ethan.Murphy@gmail.com",</text:span></text:span></text:p>
      <text:p text:style-name="P37"><text:span text:style-name="Source_20_Text"><text:span text:style-name="T10"><text:s text:c="17"/>"Salary":"120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6",</text:span></text:span></text:p>
      <text:p text:style-name="P37"><text:span text:style-name="Source_20_Text"><text:span text:style-name="T10"><text:s text:c="17"/>"FirstName":"Felicia",</text:span></text:span></text:p>
      <text:p text:style-name="P37"><text:span text:style-name="Source_20_Text"><text:span text:style-name="T10"><text:s text:c="17"/>"LastName":"Lee",</text:span></text:span></text:p>
      <text:p text:style-name="P37"><text:span text:style-name="Source_20_Text"><text:span text:style-name="T10"><text:s text:c="17"/>"Age":"33",</text:span></text:span></text:p>
      <text:p text:style-name="P37"><text:span text:style-name="Source_20_Text"><text:span text:style-name="T10"><text:s text:c="17"/>"Gender":"Female",</text:span></text:span></text:p>
      <text:p text:style-name="P37"><text:span text:style-name="Source_20_Text"><text:span text:style-name="T10"><text:s text:c="17"/>"Skill":"MongoDB",</text:span></text:span></text:p>
      <text:p text:style-name="P37"><text:span text:style-name="Source_20_Text"><text:span text:style-name="T10"><text:s text:c="17"/>"Phone":"408-8832567",</text:span></text:span></text:p>
      <text:p text:style-name="P37"><text:span text:style-name="Source_20_Text"><text:span text:style-name="T10"><text:s text:c="17"/>"Email":"Felicia.Lee@gmail.com",</text:span></text:span></text:p>
      <text:p text:style-name="P37"><text:span text:style-name="Source_20_Text"><text:span text:style-name="T10"><text:s text:c="17"/>"Salary":"85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7",</text:span></text:span></text:p>
      <text:p text:style-name="P37"><text:span text:style-name="Source_20_Text"><text:span text:style-name="T10"><text:s text:c="17"/>"FirstName":"George",</text:span></text:span></text:p>
      <text:p text:style-name="P37"><text:span text:style-name="Source_20_Text"><text:span text:style-name="T10"><text:s text:c="17"/>"LastName":"Cyrus",</text:span></text:span></text:p>
      <text:p text:style-name="P37"><text:span text:style-name="Source_20_Text"><text:span text:style-name="T10"><text:s text:c="17"/>"Age":"36",</text:span></text:span></text:p>
      <text:p text:style-name="P37"><text:span text:style-name="Source_20_Text"><text:span text:style-name="T10"><text:s text:c="17"/>"Gender":"Male",</text:span></text:span></text:p>
      <text:p text:style-name="P37"><text:span text:style-name="Source_20_Text"><text:span text:style-name="T10"><text:s text:c="17"/>"Skill":"MongoDB",</text:span></text:span></text:p>
      <text:p text:style-name="P37"><text:span text:style-name="Source_20_Text"><text:span text:style-name="T10"><text:s text:c="17"/>"Phone":"408-9984567",</text:span></text:span></text:p>
      <text:p text:style-name="P37"><text:span text:style-name="Source_20_Text"><text:span text:style-name="T10"><text:s text:c="17"/>"Email":"George.Cyrus@gmail.com",</text:span></text:span></text:p>
      <text:p text:style-name="P37"><text:span text:style-name="Source_20_Text"><text:span text:style-name="T10"><text:s text:c="17"/>"Salary":"88000"</text:span></text:span></text:p>
      <text:p text:style-name="P37"><text:span text:style-name="Source_20_Text"><text:span text:style-name="T10"><text:s text:c="17"/>},</text:span></text:span></text:p>
      <text:p text:style-name="P37"><text:span text:style-name="Source_20_Text"><text:span text:style-name="T10"><text:s text:c="17"/>{</text:span></text:span></text:p>
      <text:p text:style-name="P37"><text:span text:style-name="Source_20_Text"><text:span text:style-name="T10"><text:s text:c="17"/>"EmpNo":"8",</text:span></text:span></text:p>
      <text:p text:style-name="P37"><text:span text:style-name="Source_20_Text"><text:span text:style-name="T10"><text:s text:c="17"/>"FirstName":"Hannah",</text:span></text:span></text:p>
      <text:p text:style-name="P37"><text:span text:style-name="Source_20_Text"><text:span text:style-name="T10"><text:s text:c="17"/>"LastName":"Johnson",</text:span></text:span></text:p>
      <text:p text:style-name="P37"><text:span text:style-name="Source_20_Text"><text:span text:style-name="T10"><text:s text:c="17"/>"Age":"26",</text:span></text:span></text:p>
      <text:p text:style-name="P37"><text:span text:style-name="Source_20_Text"><text:span text:style-name="T10"><text:s text:c="17"/>"Gender":"Female",</text:span></text:span></text:p>
      <text:p text:style-name="P37"><text:span text:style-name="Source_20_Text"><text:span text:style-name="T10"><text:s text:c="17"/>"Skill":"AngularJS",</text:span></text:span></text:p>
      <text:p text:style-name="P37"><text:span text:style-name="Source_20_Text"><text:span text:style-name="T10"><text:s text:c="17"/>"Phone":"408-7654321",</text:span></text:span></text:p>
      <text:p text:style-name="P37"><text:span text:style-name="Source_20_Text"><text:span text:style-name="T10"><text:s text:c="17"/>"Email":"Hannah.Johnson@gmail.com",</text:span></text:span></text:p>
      <text:p text:style-name="P37"><text:span text:style-name="Source_20_Text"><text:span text:style-name="T10"><text:s text:c="17"/>"Salary":"72000"</text:span></text:span></text:p>
      <text:p text:style-name="P37"><text:span text:style-name="Source_20_Text"><text:span text:style-name="T10"><text:s text:c="17"/>}])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16">*** </text:span></text:span><text:span text:style-name="Source_20_Text"><text:span text:style-name="T19">To update document</text:span></text:span></text:p>
      <text:p text:style-name="P6"><text:span text:style-name="Source_20_Text"><text:span text:style-name="T19"/></text:span></text:p>
      <text:p text:style-name="P7"><text:span text:style-name="Source_20_Text"><text:span text:style-name="T19">Here, we increment salary by 10,000</text:span></text:span></text:p>
      <text:p text:style-name="P6"><text:span text:style-name="Source_20_Text"><text:span text:style-name="T29"><text:s/>db.Employee.update({"_id" : ObjectId("5bb4652e8ae6092fa49586ae")}, {$inc : {"Salary":10000}})</text:span></text:span></text:p>
      <text:p text:style-name="P7"><text:span text:style-name="Source_20_Text"><text:span text:style-name="T19">Here, we set salary to 95000</text:span></text:span></text:p>
      <text:p text:style-name="P6"><text:soft-page-break/><text:span text:style-name="Source_20_Text"><text:span text:style-name="T28"><text:s/>db.Employee.update({"_id" : ObjectId("5bb4652e8ae6092fa49586ae")}, {$set : {"Salary":"95000"}})</text:span></text:span></text:p>
      <text:p text:style-name="P8"><text:span text:style-name="Source_20_Text"><text:span text:style-name="T20">Rename</text:span></text:span></text:p>
      <text:p text:style-name="P8"><text:span text:style-name="Source_20_Text"><text:span text:style-name="T28"><text:s/>db.Employee.update({"_id" : ObjectId("5bb4652e8ae6092fa49586ae")},{$rename {"Salary":"EmployeeSalary"}})</text:span></text:span></text:p>
      <text:p text:style-name="P8"><text:span text:style-name="Source_20_Text"><text:span text:style-name="T28"/></text:span></text:p>
      <text:p text:style-name="P8"><text:span text:style-name="Source_20_Text"><text:span text:style-name="T28"/></text:span></text:p>
      <text:p text:style-name="P8"><text:span text:style-name="Source_20_Text"><text:span text:style-name="T16">*** </text:span></text:span><text:span text:style-name="Source_20_Text"><text:span text:style-name="T21">Find with query</text:span></text:span></text:p>
      <text:p text:style-name="P9"><text:span text:style-name="Source_20_Text"><text:span text:style-name="T30">db.Employee.find({query},{projection}).pretty()</text:span></text:span></text:p>
      <text:p text:style-name="P10"><text:span text:style-name="Source_20_Text"><text:span text:style-name="T22">Without pretty only query</text:span></text:span></text:p>
      <text:p text:style-name="P9"><text:span text:style-name="Source_20_Text"><text:span text:style-name="T30">db.Employee.find({"EmpNo" : "2"})</text:span></text:span></text:p>
      <text:p text:style-name="P10"><text:span text:style-name="Source_20_Text"><text:span text:style-name="T22">With pretty only query</text:span></text:span></text:p>
      <text:p text:style-name="P9"><text:span text:style-name="Source_20_Text"><text:span text:style-name="T30">db.Employee.find({"EmpNo" : "2"}).pretty()</text:span></text:span></text:p>
      <text:p text:style-name="P10"><text:span text:style-name="Source_20_Text"><text:span text:style-name="T22">With pretty only query and projection</text:span></text:span></text:p>
      <text:p text:style-name="P9"><text:span text:style-name="Source_20_Text"><text:span text:style-name="T30">db.Employee.find({"EmpNo" : "2"},{"EmpNo" :1}).pretty()</text:span></text:span></text:p>
      <text:p text:style-name="P9"><text:span text:style-name="Source_20_Text"><text:span text:style-name="T30">db.Employee.find({"EmpNo" : "2"},{_id: 0, "EmpNo" :1}).pretty()</text:span></text:span></text:p>
      <text:p text:style-name="P9"><text:span text:style-name="Source_20_Text"><text:span text:style-name="T30"/></text:span></text:p>
      <text:p text:style-name="P9"><text:span text:style-name="Source_20_Text"><text:span text:style-name="T21">*** Comparsion</text:span></text:span></text:p>
      <text:p text:style-name="P10"><text:span text:style-name="Source_20_Text"><text:span text:style-name="T22"/></text:span></text:p>
      <text:p text:style-name="P9"><text:span text:style-name="Source_20_Text"><text:span text:style-name="T30">db.collection_name.find("selection_key":{$lt:"selection_value"})</text:span></text:span></text:p>
      <text:p text:style-name="P10"><text:span text:style-name="Source_20_Text"><text:span text:style-name="T22">less than</text:span></text:span></text:p>
      <text:p text:style-name="P9"><text:span text:style-name="Source_20_Text"><text:span text:style-name="T30">db.Employee.find({"Age" : {$lt : "30"}}).pretty()</text:span></text:span></text:p>
      <text:p text:style-name="P10"><text:span text:style-name="Source_20_Text"><text:span text:style-name="T22">less than equal to</text:span></text:span></text:p>
      <text:p text:style-name="P9"><text:span text:style-name="Source_20_Text"><text:span text:style-name="T30"><text:s/>db.Employee.find({"Age" : {$lte : "30"}}).pretty()</text:span></text:span></text:p>
      <text:p text:style-name="P10"><text:span text:style-name="Source_20_Text"><text:span text:style-name="T22">greater than</text:span></text:span></text:p>
      <text:p text:style-name="P9"><text:span text:style-name="Source_20_Text"><text:span text:style-name="T30"><text:s/>db.Employee.find({"Age" : {$</text:span></text:span><text:span text:style-name="Source_20_Text"><text:span text:style-name="T31">g</text:span></text:span><text:span text:style-name="Source_20_Text"><text:span text:style-name="T30">t : "30"}}).pretty()</text:span></text:span></text:p>
      <text:p text:style-name="P10"><text:span text:style-name="Source_20_Text"><text:span text:style-name="T22">greater than equal to</text:span></text:span></text:p>
      <text:p text:style-name="P9"><text:span text:style-name="Source_20_Text"><text:span text:style-name="T30"><text:s/>db.Employee.find({"Age" : {$</text:span></text:span><text:span text:style-name="Source_20_Text"><text:span text:style-name="T31">g</text:span></text:span><text:span text:style-name="Source_20_Text"><text:span text:style-name="T30">te : "30"}}).pretty()</text:span></text:span></text:p>
      <text:p text:style-name="P10"><text:span text:style-name="Source_20_Text"><text:span text:style-name="T22">not equal to</text:span></text:span></text:p>
      <text:p text:style-name="P9"><text:soft-page-break/><text:span text:style-name="Source_20_Text"><text:span text:style-name="T30"><text:s/>db.Employee.find({"Age" : {$</text:span></text:span><text:span text:style-name="Source_20_Text"><text:span text:style-name="T31">n</text:span></text:span><text:span text:style-name="Source_20_Text"><text:span text:style-name="T30">e : "30"}}).pretty()</text:span></text:span></text:p>
      <text:p text:style-name="P11"><text:span text:style-name="Source_20_Text"><text:span text:style-name="T23">not</text:span></text:span></text:p>
      <text:p text:style-name="P11"><text:span text:style-name="Source_20_Text"><text:span text:style-name="T30">db.Employee.find({"Age" :</text:span></text:span><text:span text:style-name="Source_20_Text"><text:span text:style-name="T32">{$not:</text:span></text:span><text:span text:style-name="Source_20_Text"><text:span text:style-name="T30"> {$</text:span></text:span><text:span text:style-name="Source_20_Text"><text:span text:style-name="T32">gt</text:span></text:span><text:span text:style-name="Source_20_Text"><text:span text:style-name="T30">e : "30"}}</text:span></text:span><text:span text:style-name="Source_20_Text"><text:span text:style-name="T32">}</text:span></text:span><text:span text:style-name="Source_20_Text"><text:span text:style-name="T30">).pretty()</text:span></text:span></text:p>
      <text:p text:style-name="P11"><text:span text:style-name="Source_20_Text"><text:span text:style-name="T30"/></text:span></text:p>
      <text:p text:style-name="P11"><text:span text:style-name="Source_20_Text"><text:span text:style-name="T23"/></text:span></text:p>
      <text:p text:style-name="P11"><text:span text:style-name="Source_20_Text"><text:span text:style-name="T23">in</text:span></text:span></text:p>
      <text:p text:style-name="P11"><text:span text:style-name="Source_20_Text"><text:span text:style-name="T30"><text:s/>db.Employee.find({"Age" :{$in: ["30","45"]}}).pretty()</text:span></text:span></text:p>
      <text:p text:style-name="P11"><text:span text:style-name="Source_20_Text"><text:span text:style-name="T23">not in</text:span></text:span></text:p>
      <text:p text:style-name="P11"><text:span text:style-name="Source_20_Text"><text:span text:style-name="T30"><text:s/>db.Employee.find({"Age" :{$</text:span></text:span><text:span text:style-name="Source_20_Text"><text:span text:style-name="T40">n</text:span></text:span><text:span text:style-name="Source_20_Text"><text:span text:style-name="T30">in: ["30","45"]}}).pretty()</text:span></text:span></text:p>
      <text:p text:style-name="P11"><text:span text:style-name="Source_20_Text"><text:span text:style-name="T30"/></text:span></text:p>
      <text:p text:style-name="P11"><text:span text:style-name="Source_20_Text"><text:span text:style-name="T33">***</text:span></text:span><text:span text:style-name="Source_20_Text"><text:span text:style-name="T30"> </text:span></text:span><text:span text:style-name="Source_20_Text"><text:span text:style-name="T21">And</text:span></text:span></text:p>
      <text:h text:style-name="P1" text:outline-level="4"><text:bookmark text:name="&gt;-db.Employee.find({&quot;Skill&quot;:&quot;MongoDB&quot;,-&quot;Salary&quot;:&quot;88000&quot;}).pretty()"/><text:span text:style-name="Source_20_Text"><text:span text:style-name="T45">db.Employee.find({"Skill":"MongoDB", "Salary":"88000"}).pretty()</text:span></text:span></text:h>
      <text:p text:style-name="Text_20_body"><text:line-break/><text:span text:style-name="Source_20_Text"><text:span text:style-name="T21">*** </text:span></text:span><text:span text:style-name="Source_20_Text"><text:span text:style-name="T24">Or</text:span></text:span></text:p>
      <text:h text:style-name="Heading_20_4" text:outline-level="4"><text:bookmark text:name="&gt;-db.Employee.find({$or-:-[{&quot;Skill&quot;:&quot;MongoDB&quot;},{&quot;Salary&quot;:&quot;72000&quot;}]}).pretty()"/><text:span text:style-name="Source_20_Text"><text:span text:style-name="T46">db.Employee.find({$or : [{"Skill":"MongoDB"},{"Salary":"72000"}]}).pretty()</text:span></text:span></text:h>
      <text:p text:style-name="Text_20_body"><text:span text:style-name="Source_20_Text"><text:span text:style-name="T24"/></text:span></text:p>
      <text:p text:style-name="Text_20_body"><text:span text:style-name="Source_20_Text"><text:span text:style-name="T24">*** limit</text:span></text:span></text:p>
      <text:h text:style-name="Heading_20_4" text:outline-level="4"><text:bookmark text:name="&gt;-db.Employee.find({},{&quot;EmpNo&quot;:1}).pretty().limit(5)"/><text:span text:style-name="Source_20_Text"><text:span text:style-name="T11"> </text:span></text:span><text:span text:style-name="Source_20_Text"><text:span text:style-name="T46">db.Employee.find({},{"EmpNo":1}).pretty().limit(5)</text:span></text:span></text:h>
      <text:p text:style-name="Text_20_body"><text:span text:style-name="Source_20_Text"><text:span text:style-name="T46"/></text:span></text:p>
      <text:p text:style-name="P15"><text:span text:style-name="Source_20_Text"><text:span text:style-name="T24">*** skip</text:span></text:span></text:p>
      <text:p text:style-name="Text_20_body"><text:span text:style-name="Source_20_Text"><text:span text:style-name="T46"><text:s/>db.Employee.find({},{"EmpNo":1}).pretty().skip(2)</text:span></text:span></text:p>
      <text:p text:style-name="Text_20_body"><text:span text:style-name="Source_20_Text"><text:span text:style-name="T46"/></text:span></text:p>
      <text:p text:style-name="Text_20_body"><text:span text:style-name="Source_20_Text"><text:span text:style-name="T43">*** ASCENDING ORDER</text:span></text:span></text:p>
      <text:p text:style-name="Text_20_body"><text:span text:style-name="Source_20_Text"><text:span text:style-name="T46">db.Employee.find({},{"EmpNo":1}).pretty().sort({"EmpNo":1})</text:span></text:span></text:p>
      <text:p text:style-name="Text_20_body"><text:span text:style-name="Source_20_Text"><text:span text:style-name="T46"/></text:span></text:p>
      <text:p text:style-name="P15"><text:span text:style-name="Source_20_Text"><text:span text:style-name="T43">*** DESCENDING ORDERORDER</text:span></text:span></text:p>
      <text:p text:style-name="P15"><text:span text:style-name="Source_20_Text"><text:span text:style-name="T46">db.Employee.find({},{"EmpNo":1}).pretty().sort({"EmpNo":-1})</text:span></text:span></text:p>
      <text:p text:style-name="P15"><text:span text:style-name="Source_20_Text"><text:span text:style-name="T46"/></text:span></text:p>
      <text:p text:style-name="P15"><text:span text:style-name="Source_20_Text"><text:span text:style-name="T43">*** Create Index</text:span></text:span></text:p>
      <text:p text:style-name="Text_20_body"><text:span text:style-name="T7">db.Employee.ensureIndex({"Email":1})</text:span><text:line-break/> </text:p>
      <text:p text:style-name="P16"><text:soft-page-break/>1 means create index in ascending order</text:p>
      <text:p text:style-name="P16"/>
      <text:p text:style-name="P51">db.Employee.ensureIndex({"Email":-1})</text:p>
      <text:p text:style-name="P51"/>
      <text:p text:style-name="P16">-1 means create index in <text:span text:style-name="Source_20_Text"><text:span text:style-name="T43"><text:s/></text:span></text:span><text:span text:style-name="Source_20_Text"><text:span text:style-name="T46">DESCENDING</text:span></text:span> order</text:p>
      <text:p text:style-name="P16"/>
      <text:p text:style-name="P17">*** GetIndex</text:p>
      <text:p text:style-name="P16"><text:s text:c="2"/>db.Employee.getIndexes()</text:p>
      <text:p text:style-name="P16"/>
      <text:p text:style-name="P17">***drop index</text:p>
      <text:p text:style-name="P16">db.Employee.dropIndex({"Email":1})</text:p>
      <text:p text:style-name="P16"/>
      <text:p text:style-name="P18"><text:span text:style-name="Source_20_Text"><text:span text:style-name="T43">*** Create Index </text:span></text:span><text:span text:style-name="Source_20_Text"><text:span text:style-name="T44">on nested document</text:span></text:span></text:p>
      <text:p text:style-name="P14"><text:span text:style-name="Source_20_Text"><text:span text:style-name="T30">db.</text:span></text:span><text:span text:style-name="Source_20_Text"><text:span text:style-name="T36">student</text:span></text:span><text:span text:style-name="Source_20_Text"><text:span text:style-name="T30">.</text:span></text:span><text:span text:style-name="Source_20_Text"><text:span text:style-name="T34">ensureIndex</text:span></text:span><text:span text:style-name="Source_20_Text"><text:span text:style-name="T30">({"</text:span></text:span><text:span text:style-name="Source_20_Text"><text:span text:style-name="T36">MarksObtain.Maths</text:span></text:span><text:span text:style-name="Source_20_Text"><text:span text:style-name="T30">" : </text:span></text:span><text:span text:style-name="Source_20_Text"><text:span text:style-name="T37">1}</text:span></text:span><text:span text:style-name="Source_20_Text"><text:span text:style-name="T30">)</text:span></text:span></text:p>
      <text:p text:style-name="P14"><text:span text:style-name="Source_20_Text"><text:span text:style-name="T30"/></text:span></text:p>
      <text:p text:style-name="P14"><text:span text:style-name="Source_20_Text"><text:span text:style-name="T30">db.</text:span></text:span><text:span text:style-name="Source_20_Text"><text:span text:style-name="T36">student</text:span></text:span><text:span text:style-name="Source_20_Text"><text:span text:style-name="T30">.</text:span></text:span><text:span text:style-name="Source_20_Text"><text:span text:style-name="T34">ensureIndex</text:span></text:span><text:span text:style-name="Source_20_Text"><text:span text:style-name="T30">({"</text:span></text:span><text:span text:style-name="Source_20_Text"><text:span text:style-name="T37">Subject</text:span></text:span><text:span text:style-name="Source_20_Text"><text:span text:style-name="T30">" : </text:span></text:span><text:span text:style-name="Source_20_Text"><text:span text:style-name="T37">1}</text:span></text:span><text:span text:style-name="Source_20_Text"><text:span text:style-name="T30">)</text:span></text:span></text:p>
      <text:p text:style-name="P17">*** explain</text:p>
      <text:p text:style-name="P12"><text:span text:style-name="Source_20_Text"><text:span text:style-name="T30">db.Employee.find({"EmpNo" : "2"}).</text:span></text:span><text:span text:style-name="Source_20_Text"><text:span text:style-name="T34">explain</text:span></text:span><text:span text:style-name="Source_20_Text"><text:span text:style-name="T30">()</text:span></text:span></text:p>
      <text:p text:style-name="P12"><text:span text:style-name="Source_20_Text"><text:span text:style-name="T30"/></text:span></text:p>
      <text:p text:style-name="P19"><text:span text:style-name="Source_20_Text"><text:span text:style-name="T43">*** Create Index</text:span></text:span></text:p>
      <text:p text:style-name="P2"><text:span text:style-name="Source_20_Text"><text:span text:style-name="T30">db.Employee.ensureIndex({"Email":1},</text:span></text:span><text:span text:style-name="Source_20_Text"><text:span text:style-name="T38">{sparse:true}</text:span></text:span><text:span text:style-name="Source_20_Text"><text:span text:style-name="T30">)</text:span></text:span></text:p>
      <text:p text:style-name="P2"><text:span text:style-name="Source_20_Text"><text:span text:style-name="T38">create index only on that field who have value</text:span></text:span></text:p>
      <text:p text:style-name="P2"><text:span text:style-name="Source_20_Text"><text:span text:style-name="T26">***</text:span></text:span><text:span text:style-name="Source_20_Text"><text:span text:style-name="T27">Sort Index</text:span></text:span></text:p>
      <text:p text:style-name="P3"><text:span text:style-name="Source_20_Text"><text:span text:style-name="T38">db.Employee.</text:span></text:span><text:span text:style-name="Source_20_Text"><text:span text:style-name="T39">find</text:span></text:span><text:span text:style-name="Source_20_Text"><text:span text:style-name="T38">({"Email":1}).</text:span></text:span><text:span text:style-name="Source_20_Text"><text:span text:style-name="T39">sort({</text:span></text:span><text:span text:style-name="Source_20_Text"><text:span text:style-name="T38">"Email":1</text:span></text:span><text:span text:style-name="Source_20_Text"><text:span text:style-name="T39">}).explain(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32:09.268003038</meta:creation-date>
    <dc:date>2018-10-23T15:41:10.014105251</dc:date>
    <meta:editing-duration>PT6H22M45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7" meta:paragraph-count="242" meta:word-count="494" meta:character-count="8267" meta:non-whitespace-character-count="5517"/>
  </office:meta>
</office:document-meta>
</file>